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1" fo:font-weight="bold" officeooo:paragraph-rsid="005e2769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1" fo:font-weight="bold" officeooo:rsid="0035db3e" officeooo:paragraph-rsid="005e276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solid" style:text-line-through-type="single" officeooo:paragraph-rsid="005e2769"/>
    </style:style>
    <style:style style:name="P4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bold" officeooo:rsid="004c952a" officeooo:paragraph-rsid="001c0208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solid" style:text-line-through-type="single" style:font-name="DejaVu Sans Condensed1" fo:font-size="12pt" fo:font-weight="bold" officeooo:rsid="003357ff" officeooo:paragraph-rsid="00376743" style:font-size-asian="12pt" style:font-weight-asian="bold" style:font-size-complex="12pt" style:font-weight-complex="bold"/>
    </style:style>
    <style:style style:name="P7" style:family="paragraph" style:parent-style-name="Standard" style:list-style-name="L2">
      <style:text-properties style:text-line-through-style="solid" style:text-line-through-type="single" style:font-name="DejaVu Sans Condensed1" fo:font-size="12pt" fo:font-weight="bold" officeooo:rsid="003cd266" officeooo:paragraph-rsid="003cd266" style:font-size-asian="12pt" style:font-weight-asian="bold" style:font-size-complex="12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1" fo:font-size="12pt" officeooo:paragraph-rsid="0033e44b" style:font-size-asian="12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1" fo:font-size="12pt" officeooo:rsid="004c952a" officeooo:paragraph-rsid="004c952a" style:font-size-asian="12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4d9fa8" officeooo:paragraph-rsid="004c952a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33e44b" officeooo:paragraph-rsid="0033e44b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text-properties style:text-line-through-style="solid" style:text-line-through-type="single" style:font-name="DejaVu Sans Condensed1" fo:font-size="12pt" fo:font-weight="normal" officeooo:rsid="0054d753" officeooo:paragraph-rsid="0054d753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text-properties style:text-line-through-style="solid" style:text-line-through-type="single" style:font-name="DejaVu Sans Condensed1" fo:font-size="12pt" fo:font-weight="normal" officeooo:rsid="0055be11" officeooo:paragraph-rsid="0055be11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text-properties style:text-line-through-style="solid" style:text-line-through-type="single" style:font-name="DejaVu Sans Condensed1" fo:font-size="12pt" fo:font-weight="normal" officeooo:rsid="003a516d" officeooo:paragraph-rsid="003a516d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text-properties style:text-line-through-style="solid" style:text-line-through-type="single" style:font-name="DejaVu Sans Condensed1" fo:font-size="12pt" fo:font-weight="normal" officeooo:rsid="00389feb" officeooo:paragraph-rsid="00389feb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text-properties style:text-line-through-style="solid" style:text-line-through-type="single" style:font-name="DejaVu Sans Condensed1" fo:font-size="12pt" fo:font-weight="normal" officeooo:rsid="003cd266" officeooo:paragraph-rsid="003cd266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text-properties style:text-line-through-style="solid" style:text-line-through-type="single" style:font-name="DejaVu Sans Condensed1" fo:font-size="12pt" fo:font-weight="normal" officeooo:rsid="003cf663" officeooo:paragraph-rsid="003cf663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italic" fo:font-weight="normal" officeooo:rsid="00242ae4" officeooo:paragraph-rsid="00311736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1" officeooo:paragraph-rsid="0033e44b"/>
    </style:style>
    <style:style style:name="P20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1" officeooo:paragraph-rsid="004c952a"/>
    </style:style>
    <style:style style:name="P21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1" officeooo:paragraph-rsid="00376743"/>
    </style:style>
    <style:style style:name="P22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1" officeooo:paragraph-rsid="004d6aa3"/>
    </style:style>
    <style:style style:name="P23" style:family="paragraph" style:parent-style-name="Standard" style:list-style-name="L2">
      <style:text-properties style:text-line-through-style="solid" style:text-line-through-type="single" style:font-name="DejaVu Sans Condensed1" officeooo:paragraph-rsid="00376743"/>
    </style:style>
    <style:style style:name="P24" style:family="paragraph" style:parent-style-name="Standard" style:list-style-name="L2">
      <style:text-properties style:text-line-through-style="solid" style:text-line-through-type="single" style:font-name="DejaVu Sans Condensed1" officeooo:paragraph-rsid="003a516d"/>
    </style:style>
    <style:style style:name="P25" style:family="paragraph" style:parent-style-name="Standard" style:list-style-name="L2">
      <style:text-properties style:text-line-through-style="solid" style:text-line-through-type="single" style:font-name="DejaVu Sans Condensed1" officeooo:paragraph-rsid="003cd266"/>
    </style:style>
    <style:style style:name="P26" style:family="paragraph" style:parent-style-name="Standard" style:list-style-name="L2">
      <style:text-properties style:text-line-through-style="solid" style:text-line-through-type="single" style:font-name="DejaVu Sans Condensed1" officeooo:rsid="0054d753" officeooo:paragraph-rsid="0054d753"/>
    </style:style>
    <style:style style:name="P27" style:family="paragraph" style:parent-style-name="Standard" style:list-style-name="L2">
      <style:text-properties style:text-line-through-style="solid" style:text-line-through-type="single" style:font-name="DejaVu Sans Condensed1" officeooo:rsid="00557a9c" officeooo:paragraph-rsid="0055be11"/>
    </style:style>
    <style:style style:name="P28" style:family="paragraph" style:parent-style-name="Standard" style:list-style-name="L2">
      <style:text-properties style:text-line-through-style="solid" style:text-line-through-type="single" officeooo:paragraph-rsid="00389feb"/>
    </style:style>
    <style:style style:name="P29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00%" fo:background-color="transparent" fo:padding="0in" fo:border="none" style:writing-mode="lr-tb"/>
      <style:text-properties style:text-line-through-style="solid" style:text-line-through-type="single" style:font-name="DejaVu Sans Condensed1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4d3b1" style:font-weight-asian="bold" style:font-weight-complex="bold"/>
    </style:style>
    <style:style style:name="T3" style:family="text">
      <style:text-properties fo:font-weight="bold" officeooo:rsid="0033e44b" style:font-weight-asian="bold" style:font-weight-complex="bold"/>
    </style:style>
    <style:style style:name="T4" style:family="text">
      <style:text-properties fo:font-weight="bold" officeooo:rsid="003cd266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3e44b" style:font-weight-asian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4c952a" style:text-blinking="false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00" loext:opacity="100%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2" style:family="text">
      <style:text-properties fo:font-variant="normal" fo:text-transform="none" fo:color="#000000" loext:opacity="100%" fo:font-style="normal" style:text-underline-style="none" fo:font-weight="bold" officeooo:rsid="004c952a" style:text-blinking="false" fo:background-color="transparent" loext:char-shading-value="0" style:font-weight-asian="bold" style:font-weight-complex="bold"/>
    </style:style>
    <style:style style:name="T13" style:family="text">
      <style:text-properties officeooo:rsid="003cd266"/>
    </style:style>
    <style:style style:name="T14" style:family="text">
      <style:text-properties style:text-underline-style="none" officeooo:rsid="004c952a" style:font-name-complex="DejaVu Sans Condensed2"/>
    </style:style>
    <style:style style:name="T15" style:family="text">
      <style:text-properties style:text-underline-style="none" fo:font-weight="bold" officeooo:rsid="004c952a" style:font-weight-asian="bold" style:font-name-complex="DejaVu Sans Condensed2" style:font-weight-complex="bold"/>
    </style:style>
    <style:style style:name="T16" style:family="text">
      <style:text-properties style:text-line-through-style="solid" style:text-line-through-type="single" fo:font-size="12pt" fo:font-weight="normal" officeooo:rsid="004c952a" style:font-size-asian="12pt" style:font-weight-asian="normal" style:font-size-complex="12pt" style:font-weight-complex="normal"/>
    </style:style>
    <style:style style:name="T17" style:family="text">
      <style:text-properties style:text-line-through-style="solid" style:text-line-through-type="single" fo:font-size="12pt" fo:font-weight="normal" officeooo:rsid="00519ef4" style:font-size-asian="12pt" style:font-weight-asian="normal" style:font-size-complex="12pt" style:font-weight-complex="normal"/>
    </style:style>
    <style:style style:name="T18" style:family="text">
      <style:text-properties fo:font-size="12pt" fo:font-weight="bold" officeooo:rsid="004c952a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33e44b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376743" style:font-size-asian="12pt" style:font-weight-asian="bold" style:font-size-complex="12pt" style:font-weight-complex="bold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4c952a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33e44b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3cd266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519ef4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376743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317a56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3a516d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3d4f06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3cf663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55be11" style:font-size-asian="12pt" style:font-weight-asian="normal" style:font-size-complex="12pt" style:font-weight-complex="normal"/>
    </style:style>
    <style:style style:name="T32" style:family="text">
      <style:text-properties fo:font-size="12pt" fo:font-style="normal" style:text-underline-style="none" fo:font-weight="bold" officeooo:rsid="004d6aa3" style:font-size-asian="12pt" style:font-style-asian="normal" style:font-weight-asian="bold" style:font-name-complex="DejaVu Sans Condensed2" style:font-size-complex="12pt" style:font-style-complex="normal" style:font-weight-complex="bold"/>
    </style:style>
    <style:style style:name="T33" style:family="text">
      <style:text-properties fo:font-size="12pt" fo:font-style="normal" style:text-underline-style="none" fo:font-weight="bold" officeooo:rsid="004e0b59" style:font-size-asian="12pt" style:font-style-asian="normal" style:font-weight-asian="bold" style:font-name-complex="DejaVu Sans Condensed2" style:font-size-complex="12pt" style:font-style-complex="normal" style:font-weight-complex="bold"/>
    </style:style>
    <style:style style:name="T34" style:family="text">
      <style:text-properties fo:font-size="12pt" fo:font-style="normal" style:text-underline-style="none" fo:font-weight="bold" officeooo:rsid="00376743" style:font-size-asian="12pt" style:font-style-asian="normal" style:font-weight-asian="bold" style:font-name-complex="DejaVu Sans Condensed2" style:font-size-complex="12pt" style:font-style-complex="normal" style:font-weight-complex="bold"/>
    </style:style>
    <style:style style:name="T35" style:family="text">
      <style:text-properties fo:font-size="12pt" fo:font-style="normal" style:text-underline-style="none" fo:font-weight="normal" officeooo:rsid="004d6aa3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T36" style:family="text">
      <style:text-properties fo:font-size="12pt" fo:font-style="normal" style:text-underline-style="none" fo:font-weight="normal" officeooo:rsid="00376743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T37" style:family="text">
      <style:text-properties fo:font-size="12pt" fo:font-style="normal" style:text-underline-style="none" fo:font-weight="normal" officeooo:rsid="004e0b59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T38" style:family="text">
      <style:text-properties style:font-name="DejaVu Sans Condensed1" fo:font-size="12pt" fo:font-weight="bold" officeooo:rsid="005ab9dd" style:font-size-asian="12pt" style:font-weight-asian="bold" style:font-size-complex="12pt" style:font-weight-complex="bold"/>
    </style:style>
    <style:style style:name="T39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40" style:family="text">
      <style:text-properties style:font-name="DejaVu Sans Condensed1" fo:font-size="12pt" fo:font-weight="bold" officeooo:rsid="004f72ac" style:font-size-asian="12pt" style:font-weight-asian="bold" style:font-size-complex="12pt" style:font-weight-complex="bold"/>
    </style:style>
    <style:style style:name="T41" style:family="text">
      <style:text-properties style:font-name="DejaVu Sans Condensed1" fo:font-size="12pt" fo:font-weight="bold" officeooo:rsid="002f2abb" style:font-size-asian="12pt" style:font-weight-asian="bold" style:font-size-complex="12pt" style:font-weight-complex="bold"/>
    </style:style>
    <style:style style:name="T42" style:family="text">
      <style:text-properties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43" style:family="text">
      <style:text-properties style:font-name="DejaVu Sans Condensed1" fo:font-size="12pt" fo:font-weight="bold" officeooo:rsid="004c952a" style:font-size-asian="12pt" style:font-weight-asian="bold" style:font-size-complex="12pt" style:font-weight-complex="bold"/>
    </style:style>
    <style:style style:name="T44" style:family="text">
      <style:text-properties style:font-name="DejaVu Sans Condensed1" fo:font-size="12pt" fo:font-weight="bold" officeooo:rsid="0033e44b" style:font-size-asian="12pt" style:font-weight-asian="bold" style:font-size-complex="12pt" style:font-weight-complex="bold"/>
    </style:style>
    <style:style style:name="T45" style:family="text">
      <style:text-properties style:font-name="DejaVu Sans Condensed1" fo:font-size="12pt" fo:font-weight="bold" officeooo:rsid="003148d5" style:font-size-asian="12pt" style:font-weight-asian="bold" style:font-size-complex="12pt" style:font-weight-complex="bold"/>
    </style:style>
    <style:style style:name="T46" style:family="text">
      <style:text-properties style:font-name="DejaVu Sans Condensed1" fo:font-size="12pt" fo:font-weight="bold" officeooo:rsid="00389feb" style:font-size-asian="12pt" style:font-weight-asian="bold" style:font-size-complex="12pt" style:font-weight-complex="bold"/>
    </style:style>
    <style:style style:name="T47" style:family="text">
      <style:text-properties style:font-name="DejaVu Sans Condensed1" fo:font-size="12pt" fo:font-weight="bold" officeooo:rsid="003cd266" style:font-size-asian="12pt" style:font-weight-asian="bold" style:font-size-complex="12pt" style:font-weight-complex="bold"/>
    </style:style>
    <style:style style:name="T48" style:family="text">
      <style:text-properties style:font-name="DejaVu Sans Condensed1" fo:font-size="12pt" fo:font-weight="bold" officeooo:rsid="005c6909" style:font-size-asian="12pt" style:font-weight-asian="bold" style:font-size-complex="12pt" style:font-weight-complex="bold"/>
    </style:style>
    <style:style style:name="T49" style:family="text">
      <style:text-properties officeooo:rsid="005c6909"/>
    </style:style>
    <style:style style:name="T50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50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A1" office:value-type="string">
            <text:p text:style-name="P2">3xx - Flight</text:p>
          </table:table-cell>
          <table:table-cell table:style-name="Table1.D1" office:value-type="string">
            <text:p text:style-name="P2">4xx - A2A</text:p>
          </table:table-cell>
          <table:table-cell table:style-name="Table1.D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38">202</text:span><text:span text:style-name="T39"> - </text:span><text:span text:style-name="T38">Ground</text:span><text:span text:style-name="T40"> - </text:span><text:span text:style-name="T41">Pre</text:span><text:span text:style-name="T40">f</text:span><text:span text:style-name="T42">light, </text:span><text:span text:style-name="T43">Radios</text:span><text:span text:style-name="T44">, </text:span><text:span text:style-name="T45">Performance Limits</text:span></text:p>
      <text:p text:style-name="P4"/>
      <text:p text:style-name="P5">Preflight</text:p>
      <text:list text:style-name="L1">
        <text:list-item>
          <text:p text:style-name="P29"><text:span text:style-name="T10">You may have to set the radio </text:span><text:span text:style-name="T12">Intercom Mode knob</text:span><text:span text:style-name="T10"> to </text:span><text:span text:style-name="T11">INT</text:span><text:span text:style-name="T10"> to communicate with the ground crew. When finished, set back to </text:span><text:span text:style-name="T11">2</text:span><text:span text:style-name="T10"> for your main UHF radio (ARC-51BX)</text:span></text:p>
        </text:list-item>
        <text:list-item>
          <text:p text:style-name="P8"><text:span text:style-name="T3">Arm weapons</text:span><text:span text:style-name="T6"> ... As desired, see steps on other checklist</text:span></text:p>
        </text:list-item>
        <text:list-item>
          <text:p text:style-name="P9"><text:span text:style-name="T6">I</text:span><text:span text:style-name="T5">f in icing conditions:</text:span></text:p>
          <text:list>
            <text:list-item>
              <text:p text:style-name="P19"><text:span text:style-name="T18">DE-ICE</text:span><text:span text:style-name="T22"> switch</text:span><text:span text:style-name="T23"> ... </text:span><text:span text:style-name="T18">ON</text:span><text:span text:style-name="T22"> (center console, aft of guarded yellow FUEL switch)</text:span></text:p>
            </text:list-item>
            <text:list-item>
              <text:p text:style-name="P10"><text:span text:style-name="T15">PITOT HTR</text:span><text:span text:style-name="T14"> switch ... </text:span><text:span text:style-name="T15">ON</text:span><text:span text:style-name="T14"> (roof panel)</text:span></text:p>
            </text:list-item>
          </text:list>
        </text:list-item>
        <text:list-item>
          <text:p text:style-name="P11"><text:span text:style-name="T2">R</text:span><text:span text:style-name="T1">adio</text:span><text:span text:style-name="T2">s</text:span> ... <text:span text:style-name="T1">As desired</text:span>, see steps below.</text:p>
        </text:list-item>
        <text:list-item>
          <text:p text:style-name="P19"><text:span text:style-name="T19">Countermeasures </text:span><text:span text:style-name="T18">Arm</text:span><text:span text:style-name="T22"> switch </text:span><text:span text:style-name="T23">... </text:span><text:span text:style-name="T18">ARM</text:span><text:span text:style-name="T23">, </text:span><text:span text:style-name="T24">set number of flares (30 is default load) </text:span><text:span text:style-name="T22">(center console rear)</text:span></text:p>
        </text:list-item>
        <text:list-item>
          <text:p text:style-name="P20"><text:span text:style-name="T22">IFF system ... ON</text:span><text:span text:style-name="T25">,</text:span><text:span text:style-name="T22"> MASTER knob ... NORM</text:span><text:span text:style-name="T25"> (not implemented in the game)</text:span></text:p>
        </text:list-item>
        <text:list-item>
          <text:p text:style-name="P21"><text:span text:style-name="T20">Lights</text:span><text:span text:style-name="T26"> ... As desired (light swit</text:span><text:span text:style-name="T24">ch panel on roof console</text:span><text:span text:style-name="T26">)</text:span></text:p>
        </text:list-item>
        <text:list-item>
          <text:p text:style-name="P22"><text:span text:style-name="T32">Compass</text:span><text:span text:style-name="T35"> ... </text:span><text:span text:style-name="T32">Syncronize</text:span><text:span text:style-name="T35"> </text:span><text:span text:style-name="T36">(half way between </text:span><text:span text:style-name="T33">o</text:span><text:span text:style-name="T37"> and </text:span><text:span text:style-name="T34">+</text:span><text:span text:style-name="T36">, </text:span><text:span text:style-name="T37">matched to backup magnetic compass</text:span><text:span text:style-name="T36">)</text:span></text:p>
        </text:list-item>
      </text:list>
      <text:p text:style-name="P18"/>
      <text:p text:style-name="P6">Performance limits</text:p>
      <text:list text:style-name="L2">
        <text:list-item>
          <text:p text:style-name="P23"><text:span text:style-name="T27">Max </text:span><text:span text:style-name="T24">achievable </text:span><text:span text:style-name="T28">level </text:span><text:span text:style-name="T27">speed: ~</text:span><text:span text:style-name="T24">120 kts (~220 kph)</text:span><text:span text:style-name="T27">, </text:span><text:span text:style-name="T26">depend</text:span><text:span text:style-name="T28">ing</text:span><text:span text:style-name="T26"> on air</text:span><text:span text:style-name="T27"> pressure </text:span><text:span text:style-name="T28">and temperature</text:span></text:p>
        </text:list-item>
        <text:list-item>
          <text:p text:style-name="P24"><text:span text:style-name="T28">Max </text:span><text:span text:style-name="T29">achievable </text:span><text:span text:style-name="T28">fully loaded speed: ~</text:span><text:span text:style-name="T24">95 kts</text:span><text:span text:style-name="T28"> </text:span><text:span text:style-name="T24">(~175 kph)</text:span></text:p>
        </text:list-item>
        <text:list-item>
          <text:p text:style-name="P26"><text:span text:style-name="T24">C</text:span><text:span text:style-name="T21">limb speed: 60 kts</text:span></text:p>
        </text:list-item>
        <text:list-item>
          <text:p text:style-name="P12">Cruise speed: 80-90 kts</text:p>
        </text:list-item>
        <text:list-item>
          <text:p text:style-name="P27"><text:span text:style-name="T21">Autorotation glide speed</text:span><text:span text:style-name="T31">s (rotor RPM 295-340)</text:span><text:span text:style-name="T21">:</text:span></text:p>
          <text:list>
            <text:list-item>
              <text:p text:style-name="P27"><text:span text:style-name="T31">Minimum rate of descent (e.g. to allow time for engine restart): </text:span><text:span text:style-name="T21">55-65 kts</text:span><text:span text:style-name="T31">, 1400-1800 fpm</text:span></text:p>
            </text:list-item>
            <text:list-item>
              <text:p text:style-name="P13">Maximum glide distance (e.g. to get to a landing area): 80-90 kts, 1600-2400 fpm</text:p>
            </text:list-item>
          </text:list>
        </text:list-item>
        <text:list-item>
          <text:p text:style-name="P14"><text:span text:style-name="T1">Vne</text:span> speed: <text:span text:style-name="T4">~200 kts??</text:span><text:span text:style-name="T13"> (</text:span>~370 kph<text:span text:style-name="T13">)</text:span>, due to retreating blade stall</text:p>
        </text:list-item>
        <text:list-item>
          <text:p text:style-name="P15">E<text:span text:style-name="T13">xhaust Gas Temperature (EGT) </text:span>limits:</text:p>
          <text:list>
            <text:list-item>
              <text:p text:style-name="P28"><text:span text:style-name="T46">Max </text:span><text:span text:style-name="T47">Continuous: 610 deg C</text:span><text:span text:style-name="T48"> (top of the yellow??)</text:span></text:p>
            </text:list-item>
            <text:list-item>
              <text:p text:style-name="P7">Takeoff power: 625 deg C, 30 minutes<text:span text:style-name="T49"> (yellow portion of EGT gauge??)</text:span></text:p>
            </text:list-item>
            <text:list-item>
              <text:p text:style-name="P16">10-second limit: 675 deg C, 10 seconds</text:p>
            </text:list-item>
            <text:list-item>
              <text:p text:style-name="P16">5-second limit: 760 deg C, 5 seconds</text:p>
            </text:list-item>
            <text:list-item>
              <text:p text:style-name="P25"><text:span text:style-name="T30">When o</text:span><text:span text:style-name="T24">ver 645 deg C: 166 sec </text:span><text:span text:style-name="T30">(2m46s)</text:span><text:span text:style-name="T24"> until engine degradation </text:span><text:span text:style-name="T30">(RPM drop)</text:span><text:span text:style-name="T24">, </text:span><text:span text:style-name="T30">209 sec (3m29s) until engine fire</text:span></text:p>
            </text:list-item>
            <text:list-item>
              <text:p text:style-name="P17">When over 680 deg C: 83-88 sec (1m23s-1m28s) until engine degradation (RPM drop), 90-95 sec (1m30s-1m35s) until engine fir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" style:display-name="ListLabel 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" style:display-name="ListLabel 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" style:display-name="ListLabel 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6" style:display-name="ListLabel 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7" style:display-name="ListLabel 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8" style:display-name="ListLabel 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9" style:display-name="ListLabel 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11" style:display-name="ListLabel 1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2" style:display-name="ListLabel 1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3" style:display-name="ListLabel 1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4" style:display-name="ListLabel 1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5" style:display-name="ListLabel 1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6" style:display-name="ListLabel 1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7" style:display-name="ListLabel 1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8" style:display-name="ListLabel 1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9" style:display-name="ListLabel 19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0" style:display-name="ListLabel 2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1" style:display-name="ListLabel 2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2" style:display-name="ListLabel 2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3" style:display-name="ListLabel 2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4" style:display-name="ListLabel 2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5" style:display-name="ListLabel 2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6" style:display-name="ListLabel 2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7" style:display-name="ListLabel 2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38" style:display-name="ListLabel 3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9" style:display-name="ListLabel 3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0" style:display-name="ListLabel 40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1" style:display-name="ListLabel 4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2" style:display-name="ListLabel 4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3" style:display-name="ListLabel 4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4" style:display-name="ListLabel 4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5" style:display-name="ListLabel 4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6" style:display-name="ListLabel 46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47" style:display-name="ListLabel 4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8" style:display-name="ListLabel 4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9" style:display-name="ListLabel 4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0" style:display-name="ListLabel 50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1" style:display-name="ListLabel 5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2" style:display-name="ListLabel 5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3" style:display-name="ListLabel 5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4" style:display-name="ListLabel 5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2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3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4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5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6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7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9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2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5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0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41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42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43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44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45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48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9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0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51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52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53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54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1H10M</meta:editing-duration>
    <meta:editing-cycles>65</meta:editing-cycles>
    <meta:generator>LibreOffice/7.4.5.1$Windows_X86_64 LibreOffice_project/9c0871452b3918c1019dde9bfac75448afc4b57f</meta:generator>
    <dc:date>2024-07-13T13:33:56.822000000</dc:date>
    <meta:document-statistic meta:table-count="1" meta:image-count="0" meta:object-count="0" meta:page-count="1" meta:paragraph-count="34" meta:word-count="332" meta:character-count="1792" meta:non-whitespace-character-count="1519"/>
  </office:meta>
</office:document-meta>
</file>